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1" style:family="paragraph" style:parent-style-name="Text_20_body">
      <style:paragraph-properties fo:text-align="justify" style:justify-single-word="false"/>
    </style:style>
    <style:style style:name="P52" style:family="paragraph" style:parent-style-name="Text_20_body">
      <style:paragraph-properties fo:background-color="#eeeeee">
        <style:background-image/>
      </style:paragraph-properties>
    </style:style>
    <style:style style:name="P53" style:family="paragraph" style:parent-style-name="Text_20_body">
      <style:paragraph-properties fo:background-color="#eeeeee">
        <style:background-image/>
      </style:paragraph-properties>
      <style:text-properties fo:language="ru" fo:country="RU"/>
    </style:style>
    <style:style style:name="P54" style:family="paragraph" style:parent-style-name="Text_20_body">
      <style:paragraph-properties fo:text-align="justify" style:justify-single-word="false" fo:background-color="#eeeeee">
        <style:background-image/>
      </style:paragraph-properties>
      <style:text-properties fo:language="ru" fo:country="RU"/>
    </style:style>
    <style:style style:name="P55" style:family="paragraph" style:parent-style-name="First_20_line_20_indent">
      <style:paragraph-properties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fo:color="#800000"/>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1">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text-properties fo:language="ru" fo:country="RU"/>
    </style:style>
    <style:style style:name="P8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Footnote">
      <style:text-properties fo:language="en" fo:country="US"/>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8"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9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6" style:family="paragraph" style:parent-style-name="Text_20_body">
      <style:paragraph-properties fo:background-color="#eeeeee">
        <style:background-image/>
      </style:paragraph-properties>
      <style:text-properties fo:color="#ff6600"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71639926651456317"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9137561776152260819" text:style-name="L2">
        <text:list-item>
          <text:p text:style-name="P85">«Великие грифоны прошлого» - из канона (5<text:span text:style-name="T3">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1089318926609698327"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Селестия в первые полторы тысячи лет путешествовала — и заварила несколько войн (две — с Эквестрией, в одной была против Луны)</text:p>
        </text:list-item>
        <text:list-item>
          <text:p text:style-name="P86">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1">Искусственный интеллект. Создан Владом и Максом. Разработан для управления корпорациями.</text:p>
      <text:h text:style-name="Heading_20_3" text:outline-level="3">Селестия</text:h>
      <text:p text:style-name="P5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text:soft-page-break/>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soft-page-break/>***</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text:soft-page-break/>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0" text:note-class="footnote"><text:note-citation>6</text:note-citation><text:note-body><text:p text:style-name="P68">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6"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 и повернулся. <text:s/>Стало видно, что сам замок расположен на небольшом островке посреди широкого болота. К болоту со всех сторон подходила стена леса.</text:p>
      <text:p text:style-name="P50"><text:span text:style-name="T3">–</text:span> Похоже, он<text:span text:style-name="T1">и</text:span> приближаются! <text:span text:style-name="T1">– 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49">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p>
      <text:p text:style-name="P49">Луна подняла голову и, оценив обстановку, заметила:</text:p>
      <text:p text:style-name="P49"/>
      <text:p text:style-name="P49"/>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5">– Вправо! – заорал Дискорд.</text:p>
      <text:p text:style-name="P49"/>
      <text:p text:style-name="P49"/>
      <text:p text:style-name="P49"/>
      <text:p text:style-name="P49">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text:span><text:soft-page-break/><text:span text:style-name="T9">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text:soft-page-break/>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text:soft-page-break/>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9" text:outline-level="2">Кантерлот</text:h>
      <text:p text:style-name="P96">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4341321987421811978" text:style-name="L4">
        <text:list-item>
          <text:p text:style-name="P8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text:soft-page-break/>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text:soft-page-break/>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text:span><text:soft-page-break/><text:span text:style-name="T8">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text:span><text:span text:style-name="T9">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9"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text:soft-page-break/>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oft-page-break/><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oft-page-break/><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9"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text:soft-page-break/>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9" text:outline-level="2"><text:soft-page-break/>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text:soft-page-break/>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oft-page-break/><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9" text:outline-level="2">В библиотеке замка Селестии</text:h>
      <text:p text:style-name="P52"/>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text:soft-page-break/>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9"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soft-page-break/>***</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oft-page-break/><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oft-page-break/><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text:soft-page-break/>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oft-page-break/><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oft-page-break/><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text:soft-page-break/>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7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9" text:outline-level="2"><text:soft-page-break/>Сон Макса</text:h>
      <text:p text:style-name="P52"/>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9"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oft-page-break/><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oft-page-break/><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oft-page-break/><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text:soft-page-break/>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9"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text:soft-page-break/>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text:soft-page-break/></text:p>
      <text:h text:style-name="P79"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9"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9" text:outline-level="2">Четвёртый сон РД. Объединяющий</text:h>
      <text:p text:style-name="P23"/>
      <text:p text:style-name="P23">Рэйнбоу Дэш встала и посмотрела на застывшее внизу тело.</text:p>
      <text:p text:style-name="P29"><text:soft-page-break/>“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9"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9" text:outline-level="2">Поиск решения</text:h>
      <text:p text:style-name="P52"/>
      <text:p text:style-name="P23"><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9"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oft-page-break/><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text:soft-page-break/>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9" text:outline-level="2"><text:soft-page-break/>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9"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oft-page-break/><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text:soft-page-break/>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text:soft-page-break/></text:p>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9"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9" text:outline-level="2">След?</text:h>
      <text:p text:style-name="P52"/>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text:soft-page-break/>–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text:soft-page-break/></text:p>
      <text:h text:style-name="P7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oft-page-break/><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4248058614663445323" text:style-name="L5">
        <text:list-header>
          <text:p text:style-name="P9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41248404" text:continue-numbering="true" text:style-name="L5">
        <text:list-header>
          <text:p text:style-name="P92">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228562" text:continue-numbering="true" text:style-name="L5">
        <text:list-header>
          <text:p text:style-name="P92">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227131" text:continue-numbering="true" text:style-name="L5">
        <text:list-header>
          <text:p text:style-name="P92">У меня как будто вспыхнула лампочка в мозгу. Кирпичики быстро выстраивались в целостную картину. Я ринулся в прихожую.</text:p>
        </text:list-header>
      </text:list>
      <text:p text:style-name="P44"><text:soft-page-break/><text:span text:style-name="T3">– </text:span>Флатти, ЭйДжей, буду через час. Ждите!</text:p>
      <text:p text:style-name="P39"/>
      <text:h text:style-name="P80" text:outline-level="2">Почти.</text:h>
      <text:p text:style-name="P53"/>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80" text:outline-level="2">Дискорд</text:h>
      <text:p text:style-name="P52"/>
      <text:p text:style-name="P53">Девушки поспешно собирались, пока я растолковывал им задачу.</text:p>
      <text:p text:style-name="P5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3"><text:span text:style-name="T3">– </text:span>Это тот твой приятель, который разбился с полгода назад? – спросила Эпплджек.</text:p>
      <text:p text:style-name="P53"><text:span text:style-name="T3">– </text:span>Да, это он.</text:p>
      <text:p text:style-name="P53"><text:span text:style-name="T3">– </text:span>А как мы попадём в его квартиру? Там сейчас кто-то живёт? – Флаттершай прыгала на одной ноге, натягивая кед.</text:p>
      <text:p text:style-name="P53"><text:soft-page-break/><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4">Я поднёс брелок пропуска к домофону, но дверь подъезда не открылась. Замигала красная лампочка и зажужжал зуммер.</text:p>
      <text:p text:style-name="P54">Я выругался.</text:p>
      <text:p text:style-name="P54"><text:span text:style-name="T3">– </text:span>Макс, что случилось? У нас проблемы?</text:p>
      <text:p text:style-name="P5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4"><text:span text:style-name="T3">– </text:span>Так что, будем ломать дверь? – Эпплджек критически осмотрелась, подмечая бабулек на лавочке и зевак во внутреннем скверике.</text:p>
      <text:p text:style-name="P54"><text:span text:style-name="T3">– </text:span>Нет нужды. Лучше станьте-ка сзади меня так, чтобы заслонить от этих бабулек и от вооон той камеры наблюдения.</text:p>
      <text:list xml:id="list3661290843051266818" text:style-name="L6">
        <text:list-header>
          <text:p text:style-name="P9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70"><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4939034778556739716" text:style-name="L7">
        <text:list-header>
          <text:p text:style-name="P8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text:soft-page-break/>На лице Дискорда появилось удивлённо-мечтательное выражение и он вырубился.</text:p>
      <text:p text:style-name="P70"/>
      <text:h text:style-name="P79"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pan text:style-name="T1">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text:soft-page-break/>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text:soft-page-break/>–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text:span><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3"> </text:span>Эпплджек покрепче, закрыл глаза и приготовился...</text:p>
      <text:p text:style-name="P61"/>
      <text:h text:style-name="P79"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text:soft-page-break/>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8" text:outline-level="1">Беседа за столиком в ночи</text:h>
      <text:p text:style-name="P41">Из-за заинтересованности Эквуса в Максе, тому не приходится прилагать усилий для 34 — на что ему указывает Анакорн</text:p>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text:soft-page-break/>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text:soft-page-break/>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2"><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oft-page-break/><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7" text:note-class="footnote"><text:note-citation>8</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text:soft-page-break/>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text:soft-page-break/>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8339835705301871424" text:style-name="L8">
        <text:list-header>
          <text:p text:style-name="P94">(<text:span text:style-name="T12">Луна — как повелительница снов, слышала разговор Макса с Анакорном</text:span>)</text:p>
          <text:p text:style-name="P95"/>
        </text:list-header>
      </text:list>
      <text:p text:style-name="P62"><text:soft-page-break/>***</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9"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8T21:07:38.85</dc:date>
    <meta:editing-duration>P34DT2H2M46S</meta:editing-duration>
    <meta:editing-cycles>810</meta:editing-cycles>
    <meta:generator>OpenOffice/4.1.1$Win32 OpenOffice.org_project/411m6$Build-9775</meta:generator>
    <dc:creator>макс </dc:creator>
    <meta:document-statistic meta:table-count="0" meta:image-count="0" meta:object-count="0" meta:page-count="105" meta:paragraph-count="2065" meta:word-count="46838" meta:character-count="298344"/>
  </office:meta>
</office:document-meta>
</file>